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08fcb0" officeooo:paragraph-rsid="0008fcb0"/>
    </style:style>
    <style:style style:name="P2" style:family="paragraph" style:parent-style-name="Heading_20_2">
      <style:text-properties officeooo:rsid="000e0ac3" officeooo:paragraph-rsid="000e0ac3"/>
    </style:style>
    <style:style style:name="P3" style:family="paragraph" style:parent-style-name="Heading_20_2">
      <style:text-properties officeooo:rsid="000f070e" officeooo:paragraph-rsid="000f070e"/>
    </style:style>
    <style:style style:name="P4" style:family="paragraph" style:parent-style-name="Heading_20_2" style:list-style-name="">
      <style:text-properties officeooo:rsid="001496d6" officeooo:paragraph-rsid="001496d6"/>
    </style:style>
    <style:style style:name="P5" style:family="paragraph" style:parent-style-name="Heading_20_2" style:list-style-name="">
      <style:text-properties officeooo:rsid="001fa04a" officeooo:paragraph-rsid="001fa04a"/>
    </style:style>
    <style:style style:name="P6" style:family="paragraph" style:parent-style-name="Heading_20_2">
      <style:text-properties officeooo:rsid="00261c51" officeooo:paragraph-rsid="00261c51"/>
    </style:style>
    <style:style style:name="P7" style:family="paragraph" style:parent-style-name="Heading_20_2" style:list-style-name="">
      <style:text-properties officeooo:rsid="002744e6" officeooo:paragraph-rsid="002744e6"/>
    </style:style>
    <style:style style:name="P8" style:family="paragraph" style:parent-style-name="Heading_20_2">
      <style:paragraph-properties fo:break-before="page"/>
      <style:text-properties officeooo:rsid="001496d6" officeooo:paragraph-rsid="001496d6"/>
    </style:style>
    <style:style style:name="P9" style:family="paragraph" style:parent-style-name="Heading_20_2">
      <style:paragraph-properties fo:break-before="page"/>
      <style:text-properties officeooo:rsid="001fa04a" officeooo:paragraph-rsid="001fa04a"/>
    </style:style>
    <style:style style:name="P10" style:family="paragraph" style:parent-style-name="Heading_20_2">
      <style:paragraph-properties fo:break-before="page"/>
      <style:text-properties officeooo:rsid="002744e6" officeooo:paragraph-rsid="002744e6"/>
    </style:style>
    <style:style style:name="P11" style:family="paragraph" style:parent-style-name="Text_20_body" style:list-style-name="L1">
      <style:text-properties officeooo:rsid="0008fcb0" officeooo:paragraph-rsid="0008fcb0"/>
    </style:style>
    <style:style style:name="P12" style:family="paragraph" style:parent-style-name="Text_20_body" style:list-style-name="L1">
      <style:text-properties officeooo:rsid="0008fcb0" officeooo:paragraph-rsid="000c6044"/>
    </style:style>
    <style:style style:name="P13" style:family="paragraph" style:parent-style-name="Text_20_body" style:list-style-name="L1">
      <style:text-properties officeooo:rsid="000c6044" officeooo:paragraph-rsid="000acadd"/>
    </style:style>
    <style:style style:name="P14" style:family="paragraph" style:parent-style-name="Text_20_body" style:list-style-name="L1">
      <style:text-properties officeooo:rsid="000c6044" officeooo:paragraph-rsid="000c6044"/>
    </style:style>
    <style:style style:name="P15" style:family="paragraph" style:parent-style-name="Text_20_body" style:list-style-name="L2">
      <style:text-properties officeooo:rsid="000f056e" officeooo:paragraph-rsid="000f056e"/>
    </style:style>
    <style:style style:name="P16" style:family="paragraph" style:parent-style-name="Text_20_body" style:list-style-name="L2">
      <style:text-properties officeooo:rsid="000e0ac3" officeooo:paragraph-rsid="000e0ac3"/>
    </style:style>
    <style:style style:name="P17" style:family="paragraph" style:parent-style-name="Text_20_body" style:list-style-name="L2">
      <style:text-properties officeooo:rsid="0024bdef" officeooo:paragraph-rsid="0024bdef"/>
    </style:style>
    <style:style style:name="P18" style:family="paragraph" style:parent-style-name="Text_20_body" style:list-style-name="L3">
      <style:text-properties officeooo:rsid="000f54a3" officeooo:paragraph-rsid="000f54a3"/>
    </style:style>
    <style:style style:name="P19" style:family="paragraph" style:parent-style-name="Text_20_body" style:list-style-name="L3">
      <style:text-properties officeooo:rsid="000fed26" officeooo:paragraph-rsid="000fed26"/>
    </style:style>
    <style:style style:name="P20" style:family="paragraph" style:parent-style-name="Text_20_body" style:list-style-name="L3">
      <style:text-properties officeooo:rsid="001039db" officeooo:paragraph-rsid="001039db"/>
    </style:style>
    <style:style style:name="P21" style:family="paragraph" style:parent-style-name="Text_20_body" style:list-style-name="L3">
      <style:text-properties officeooo:rsid="001330fc" officeooo:paragraph-rsid="001330fc"/>
    </style:style>
    <style:style style:name="P22" style:family="paragraph" style:parent-style-name="Text_20_body" style:list-style-name="L4">
      <style:text-properties fo:font-weight="bold" officeooo:rsid="00188e67" officeooo:paragraph-rsid="00188e67" style:font-weight-asian="bold" style:font-weight-complex="bold"/>
    </style:style>
    <style:style style:name="P23" style:family="paragraph" style:parent-style-name="Text_20_body" style:list-style-name="L4">
      <style:text-properties officeooo:rsid="001496d6" officeooo:paragraph-rsid="00188e67"/>
    </style:style>
    <style:style style:name="P24" style:family="paragraph" style:parent-style-name="Text_20_body" style:list-style-name="L4">
      <style:text-properties officeooo:rsid="001496d6" officeooo:paragraph-rsid="001496d6"/>
    </style:style>
    <style:style style:name="P25" style:family="paragraph" style:parent-style-name="Text_20_body" style:list-style-name="L4">
      <style:text-properties officeooo:rsid="0015afe3" officeooo:paragraph-rsid="0015afe3"/>
    </style:style>
    <style:style style:name="P26" style:family="paragraph" style:parent-style-name="Text_20_body" style:list-style-name="L4">
      <style:text-properties officeooo:rsid="00177323" officeooo:paragraph-rsid="00177323"/>
    </style:style>
    <style:style style:name="P27" style:family="paragraph" style:parent-style-name="Text_20_body" style:list-style-name="L4">
      <style:text-properties officeooo:rsid="00177323" officeooo:paragraph-rsid="001b3522"/>
    </style:style>
    <style:style style:name="P28" style:family="paragraph" style:parent-style-name="Text_20_body" style:list-style-name="L4">
      <style:text-properties officeooo:rsid="001b3522" officeooo:paragraph-rsid="001b3522"/>
    </style:style>
    <style:style style:name="P29" style:family="paragraph" style:parent-style-name="Text_20_body" style:list-style-name="L4">
      <style:text-properties fo:font-weight="normal" officeooo:rsid="001f01b9" officeooo:paragraph-rsid="001f01b9" style:font-weight-asian="normal" style:font-weight-complex="normal"/>
    </style:style>
    <style:style style:name="P30" style:family="paragraph" style:parent-style-name="Text_20_body" style:list-style-name="L5">
      <style:text-properties officeooo:rsid="0021a222" officeooo:paragraph-rsid="0021a222"/>
    </style:style>
    <style:style style:name="P31" style:family="paragraph" style:parent-style-name="Text_20_body" style:list-style-name="L5">
      <style:text-properties officeooo:rsid="0020bea7" officeooo:paragraph-rsid="0021a222"/>
    </style:style>
    <style:style style:name="P32" style:family="paragraph" style:parent-style-name="Text_20_body" style:list-style-name="L5">
      <style:text-properties officeooo:rsid="0023915f" officeooo:paragraph-rsid="0023915f"/>
    </style:style>
    <style:style style:name="P33" style:family="paragraph" style:parent-style-name="Text_20_body" style:list-style-name="L5">
      <style:text-properties officeooo:rsid="00279d3e" officeooo:paragraph-rsid="00279d3e"/>
    </style:style>
    <style:style style:name="P34" style:family="paragraph" style:parent-style-name="Text_20_body" style:list-style-name="L1">
      <style:text-properties officeooo:rsid="002971b6" officeooo:paragraph-rsid="002971b6"/>
    </style:style>
    <style:style style:name="P35" style:family="paragraph" style:parent-style-name="Text_20_body" style:list-style-name="L6">
      <style:text-properties officeooo:rsid="002b25bc" officeooo:paragraph-rsid="002b25bc"/>
    </style:style>
    <style:style style:name="P36" style:family="paragraph" style:parent-style-name="Text_20_body" style:list-style-name="L6">
      <style:text-properties officeooo:rsid="002c82e5" officeooo:paragraph-rsid="002c82e5"/>
    </style:style>
    <style:style style:name="P37" style:family="paragraph" style:parent-style-name="Text_20_body" style:list-style-name="L7">
      <style:text-properties officeooo:rsid="002c82e5" officeooo:paragraph-rsid="002c82e5"/>
    </style:style>
    <style:style style:name="P38" style:family="paragraph" style:parent-style-name="Text_20_body" style:list-style-name="L7">
      <style:text-properties officeooo:rsid="002dbbb2" officeooo:paragraph-rsid="002dbbb2"/>
    </style:style>
    <style:style style:name="P39" style:family="paragraph" style:parent-style-name="Text_20_body" style:list-style-name="L8">
      <style:text-properties officeooo:rsid="002eefc9" officeooo:paragraph-rsid="002eefc9"/>
    </style:style>
    <style:style style:name="P40" style:family="paragraph" style:parent-style-name="Text_20_body" style:list-style-name="L4">
      <style:text-properties officeooo:rsid="003161ea" officeooo:paragraph-rsid="003161ea"/>
    </style:style>
    <style:style style:name="T1" style:family="text">
      <style:text-properties officeooo:rsid="000c6044"/>
    </style:style>
    <style:style style:name="T2" style:family="text">
      <style:text-properties officeooo:rsid="00119579"/>
    </style:style>
    <style:style style:name="T3" style:family="text">
      <style:text-properties officeooo:rsid="00176f7f"/>
    </style:style>
    <style:style style:name="T4" style:family="text">
      <style:text-properties officeooo:rsid="0017accc"/>
    </style:style>
    <style:style style:name="T5" style:family="text">
      <style:text-properties officeooo:rsid="001b3522"/>
    </style:style>
    <style:style style:name="T6" style:family="text">
      <style:text-properties officeooo:rsid="0028b531"/>
    </style:style>
    <style:style style:name="T7" style:family="text">
      <style:text-properties officeooo:rsid="002994cb"/>
    </style:style>
    <style:style style:name="T8" style:family="text">
      <style:text-properties officeooo:rsid="002d4add"/>
    </style:style>
    <style:style style:name="T9" style:family="text">
      <style:text-properties officeooo:rsid="003010cf"/>
    </style:style>
    <style:style style:name="T10" style:family="text">
      <style:text-properties officeooo:rsid="0030d8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Math</text:h>
      <text:list xml:id="list3317964570488034497" text:style-name="L1">
        <text:list-item>
          <text:p text:style-name="P11">Basic math, + - * **</text:p>
        </text:list-item>
        <text:list-item>
          <text:p text:style-name="P13">Parenthesis for precedence</text:p>
        </text:list-item>
        <text:list-item>
          <text:p text:style-name="P12">/ is special, //, <text:span text:style-name="T1">type conversion (a way around it)</text:span></text:p>
        </text:list-item>
        <text:list-item>
          <text:p text:style-name="P34">Numbers in exponenti<text:span text:style-name="T7">al</text:span> notation</text:p>
        </text:list-item>
        <text:list-item>
          <text:p text:style-name="P14">(math module)</text:p>
        </text:list-item>
      </text:list>
      <text:h text:style-name="P2" text:outline-level="2">Types</text:h>
      <text:list xml:id="list7289676325840458211" text:style-name="L2">
        <text:list-item>
          <text:p text:style-name="P15">Repeat about the function call</text:p>
        </text:list-item>
        <text:list-item>
          <text:p text:style-name="P16">Types of different arguments</text:p>
        </text:list-item>
        <text:list-item>
          <text:p text:style-name="P15">Helpful for our division problem</text:p>
        </text:list-item>
        <text:list-item>
          <text:p text:style-name="P17">Show some basic string stuff, </text:p>
        </text:list-item>
      </text:list>
      <text:h text:style-name="P3" text:outline-level="2">Variables</text:h>
      <text:list xml:id="list3735169485028792322" text:style-name="L3">
        <text:list-item>
          <text:p text:style-name="P18">Nametags</text:p>
        </text:list-item>
        <text:list-item>
          <text:p text:style-name="P18">Multiple names for same object</text:p>
        </text:list-item>
        <text:list-item>
          <text:p text:style-name="P18">Point to existing variable? No, fall through</text:p>
        </text:list-item>
        <text:list-item>
          <text:p text:style-name="P19">Math with variables, mix and match</text:p>
        </text:list-item>
        <text:list-item>
          <text:p text:style-name="P18">Variable names</text:p>
        </text:list-item>
        <text:list-item>
          <text:p text:style-name="P20">About output <text:span text:style-name="T2">(print vs. assign)</text:span></text:p>
        </text:list-item>
        <text:list-item>
          <text:p text:style-name="P21">Contain or point to</text:p>
        </text:list-item>
      </text:list>
      <text:h text:style-name="P4" text:outline-level="2"/>
      <text:h text:style-name="P8" text:outline-level="2">Containers</text:h>
      <text:list xml:id="list5855482802273487030" text:style-name="L4">
        <text:list-item>
          <text:p text:style-name="P22">Lists</text:p>
        </text:list-item>
        <text:list-item>
          <text:p text:style-name="P23">Create list by [] or list('Hello World')</text:p>
        </text:list-item>
        <text:list-item>
          <text:p text:style-name="P24">Index list to <text:span text:style-name="T9">get </text:span>object out or assign</text:p>
        </text:list-item>
        <text:list-item>
          <text:p text:style-name="P25">Thi<text:span text:style-name="T10">nk</text:span> of list[0] as a form of variable name <text:span text:style-name="T3">in the group</text:span></text:p>
        </text:list-item>
        <text:list-item>
          <text:p text:style-name="P40">[-1]</text:p>
        </text:list-item>
        <text:list-item>
          <text:p text:style-name="P26">Delete from list</text:p>
        </text:list-item>
        <text:list-item>
          <text:p text:style-name="P27">Methods <text:span text:style-name="T5">access by dot</text:span></text:p>
        </text:list-item>
        <text:list-item>
          <text:p text:style-name="P27">dir and help. __ <text:span text:style-name="T4">is special, will not cover</text:span></text:p>
        </text:list-item>
        <text:list-item>
          <text:p text:style-name="P28">length with len([1, 2])</text:p>
        </text:list-item>
        <text:list-item>
          <text:p text:style-name="P22">Dicts</text:p>
        </text:list-item>
        <text:list-item>
          <text:p text:style-name="P29">Create dict with {} and dict()</text:p>
        </text:list-item>
        <text:list-item>
          <text:p text:style-name="P29">Get item and set item</text:p>
        </text:list-item>
      </text:list>
      <text:h text:style-name="P5" text:outline-level="2"/>
      <text:h text:style-name="P9" text:outline-level="2">Loops</text:h>
      <text:list xml:id="list263876588717923842" text:style-name="L5">
        <text:list-item>
          <text:p text:style-name="P30">for</text:p>
          <text:list>
            <text:list-item>
              <text:p text:style-name="P31">Loop over items</text:p>
            </text:list-item>
            <text:list-item>
              <text:p text:style-name="P30">Loop over pairs with enumerate</text:p>
            </text:list-item>
          </text:list>
        </text:list-item>
        <text:list-item>
          <text:p text:style-name="P30">while</text:p>
          <text:list>
            <text:list-item>
              <text:p text:style-name="P30">used to continue until stop condition</text:p>
            </text:list-item>
            <text:list-item>
              <text:p text:style-name="P30">to empty containers</text:p>
            </text:list-item>
            <text:list-item>
              <text:p text:style-name="P30">loop forever</text:p>
            </text:list-item>
          </text:list>
        </text:list-item>
        <text:list-item>
          <text:p text:style-name="P32">Loop like a native</text:p>
          <text:list>
            <text:list-item>
              <text:p text:style-name="P32">enumerate</text:p>
            </text:list-item>
            <text:list-item>
              <text:p text:style-name="P32">zip</text:p>
            </text:list-item>
          </text:list>
        </text:list-item>
        <text:list-item>
          <text:p text:style-name="P33">On Spyder</text:p>
          <text:list>
            <text:list-item>
              <text:p text:style-name="P33">Save as .py</text:p>
            </text:list-item>
            <text:list-item>
              <text:p text:style-name="P33">F5 to run</text:p>
            </text:list-item>
            <text:list-item>
              <text:p text:style-name="P33">Shows doc</text:p>
            </text:list-item>
            <text:list-item>
              <text:p text:style-name="P33">Change settings: Tools – Preferences – Editor <text:s text:c="2"/><text:span text:style-name="T6">&amp; <text:s text:c="2"/>Run settings</text:span></text:p>
            </text:list-item>
          </text:list>
        </text:list-item>
      </text:list>
      <text:h text:style-name="P6" text:outline-level="2">Boolean expressions</text:h>
      <text:list xml:id="list6056774561710200366" text:style-name="L6">
        <text:list-item>
          <text:p text:style-name="P35">Standard operators &lt;, &gt;, == , !=, in etc.</text:p>
        </text:list-item>
        <text:list-item>
          <text:p text:style-name="P35">not (with special syntax)</text:p>
        </text:list-item>
        <text:list-item>
          <text:p text:style-name="P36">and or</text:p>
        </text:list-item>
      </text:list>
      <text:h text:style-name="P6" text:outline-level="2">if-elif-else</text:h>
      <text:list xml:id="list2279260371957427831" text:style-name="L7">
        <text:list-item>
          <text:p text:style-name="P37">Decisions <text:span text:style-name="T8">a cross-roads</text:span></text:p>
        </text:list-item>
        <text:list-item>
          <text:p text:style-name="P38">if is optional</text:p>
        </text:list-item>
        <text:list-item>
          <text:p text:style-name="P38">if-else is one or the other</text:p>
        </text:list-item>
        <text:list-item>
          <text:p text:style-name="P38">if-elif-elif-else</text:p>
        </text:list-item>
      </text:list>
      <text:h text:style-name="P7" text:outline-level="2"/>
      <text:h text:style-name="P10" text:outline-level="2">Functions</text:h>
      <text:list xml:id="list8272052939058588341" text:style-name="L8">
        <text:list-item>
          <text:p text:style-name="P39">Walk through anatomy once more</text:p>
        </text:list-item>
        <text:list-item>
          <text:p text:style-name="P39">Arguments</text:p>
        </text:list-item>
        <text:list-item>
          <text:p text:style-name="P39">Optional return value</text:p>
        </text:list-item>
        <text:list-item>
          <text:p text:style-name="P39">Functions calling other fun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Nielsen</meta:initial-creator>
    <meta:creation-date>2015-06-10T14:15:44.514901138</meta:creation-date>
    <meta:generator>LibreOffice/4.2.8.2$Linux_X86_64 LibreOffice_project/420m0$Build-2</meta:generator>
    <dc:date>2015-06-17T14:34:51.291662022</dc:date>
    <dc:creator>Kenneth Nielsen</dc:creator>
    <meta:editing-duration>P3DT3H25M1S</meta:editing-duration>
    <meta:editing-cycles>38</meta:editing-cycles>
    <meta:document-statistic meta:table-count="0" meta:image-count="0" meta:object-count="0" meta:page-count="4" meta:paragraph-count="62" meta:word-count="284" meta:character-count="1369" meta:non-whitespace-character-count="1194"/>
  </office:meta>
</office:document-meta>
</file>